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33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4" style:family="text">
      <style:text-properties fo:font-variant="normal" fo:text-transform="none" fo:color="#000000" style:font-name="inherit1" fo:font-size="12pt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634844069168565720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oft-page-break/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187713388050682706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oft-page-break/><text:span text:style-name="T44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6600620550123210162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><text:soft-page-break/></text:p>
      <text:p text:style-name="Text_20_body"/>
      <text:p text:style-name="Text_20_body"/>
      <text:h text:style-name="P9" text:outline-level="1">Безопасность в ASP.NET</text:h>
      <text:list xml:id="list3924020091793614170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1">RequireSSL </text:span><text:span text:style-name="T52">- </text:span><text:span text:style-name="T53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2617427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4">- </text:span><text:soft-page-break/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4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p text:style-name="Text_20_body"><text:soft-page-break/></text:p>
      <text:p text:style-name="Text_20_body"/>
      <text:h text:style-name="P9" text:outline-level="1">ASP.NET Web Forms 4.5</text:h>
      <text:list xml:id="list7205695660205526413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50">Можно переписать любой метод, обеспечив... </text:span><text:span text:style-name="T65">а</text:span><text:span text:style-name="T58">методы, таких как WebClien</text:span><text:span text:style-name="T54"> </text:span></text:p>
              <text:p text:style-name="P57"><text:span text:style-name="T56">2)Последний пример с </text:span><text:span text:style-name="T55">Task. </text:span><text:span text:style-name="T56">А поток </text:span><text:span text:style-name="T61">innerTask.Wait();</text:span><text:span text:style-name="T57"> не ждет?</text:span></text:p>
            </text:list-item>
            <text:list-item>
              <text:p text:style-name="P48"><text:soft-page-break/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7">и понятно, но все же</text:span></text:p>
              <text:p text:style-name="P49"><text:span text:style-name="T59">FieldValidator</text:span><text:span text:style-name="T47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4">Проблема возникает из-за того, что библиотека jQuery UI пытается</text:span><text:span text:style-name="T33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4">Второй способ решения</text:span><text:span text:style-name="T33"> … </text:span><text:span text:style-name="T64">преобразуются в формат JSON.</text:span><text:span text:style-name="T33"> </text:span></text:p>
              <text:p text:style-name="P47"><text:span text:style-name="T64">Мы исправили проблему, но тол</text:span><text:span text:style-name="T33"> ...</text:span><text:span text:style-name="T64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61">RenderContents и это связанно со свойством </text:span><text:span text:style-name="T62">ItemType </text:span><text:span text:style-name="T63">этого нашего элемента</text:span><text:span text:style-name="T61"> </text:span><text:span text:style-name="T66">ValidationRepeater</text:span><text:span text:style-name="T61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8">Хотя веб-формы изменились</text:span><text:span text:style-name="T54"> … </text:span><text:span text:style-name="T58">динамически для запросов</text:span><text:span text:style-name="T54"> –</text:span><text:span text:style-name="T55"> </text:span><text:soft-page-break/><text:span text:style-name="T56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Изучаем ASP.NET MVC 5</text:h>
      <text:list xml:id="list9186101629269923862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3"><text:tab/></text:span></text:span><text:span text:style-name="Emphasis"><text:span text:style-name="T60">Expert Settings (Развернутые настройки)</text:span></text:span><text:span text:style-name="T53"> </text:span><text:span text:style-name="T59">в меню Tools --&gt; Settings (Сервис --&gt; Настройки) среды Visual Studio.</text:span><text:span text:style-name="T56"> <text:s/></text:span><text:span text:style-name="T55">- </text:span><text:span text:style-name="T56">такого нет</text:span></text:p>
      <text:list xml:id="list32608735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7">что за </text:span><text:span text:style-name="T67">@ViewData["Message"]</text:span><text:span text:style-name="T33"> раньше</text:span><text:span text:style-name="T47"> был только </text:span><text:span text:style-name="T68">ViewBag.Message</text:span><text:span text:style-name="T47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soft-page-break/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50"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soft-page-break/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oft-page-break/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0T12:40:56.89</dc:date>
    <meta:editing-duration>P26DT3H41M29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24" meta:paragraph-count="808" meta:word-count="3411" meta:character-count="22851"/>
  </office:meta>
</office:document-meta>
</file>